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color="#FF0000"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color="#FF0000"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Might do if not to add to what we would do in future projects:</text:p>
      <text:p text:style-name="P2"/>
      <text:p text:style-name="P3">You are a wizard who has lost their memories after a surprise attack from an evil entity who has also captured all your friends. You must rescue them all and restore peace before the light of the land is permanently dimmed.</text:p>
      <text:p text:style-name="P4"/>
      <text:p text:style-name="P5">Tutorial Script:</text:p>
      <text:p text:style-name="P6"/>
      <text:p text:style-name="P7">Rescue your Friends!</text:p>
      <text:p text:style-name="P8"/>
      <text:p text:style-name="P9">Use<text:s/>WASD to Move.</text:p>
      <text:p text:style-name="P10"/>
      <text:p text:style-name="P11">You have discovered a new power!</text:p>
      <text:p text:style-name="P12">Fire allows you to burn and blast away tall<text:s/>trees<text:s/>and vines in your path.</text:p>
      <text:p text:style-name="P13">Ice allows you to<text:s/>freeze rivers to<text:s/>make bridges to reach new areas.</text:p>
      <text:p text:style-name="P14">Water allows you to fill empty<text:s/>ravines<text:s/>and<text:s/>puts out fires.</text:p>
      <text:p text:style-name="P15">Earth allows you to elevate the ground to reach new<text:s/>heights.</text:p>
      <text:p text:style-name="P16"/>
      <text:p text:style-name="Normal"><text:span text:style-name="T17">Use 1 to use Fire. Use 2 to use Ice. Use 3</text:span><text:span text:style-name="T18"><text:s/>to use Water.<text:s/></text:span><text:span text:style-name="T19">Use 4 to use Earth.</text:span></text:p>
      <text:p text:style-name="P20"/>
      <text:p text:style-name="P21">Use Mouse wheel to scroll through powers and press F to use.</text:p>
      <text:p text:style-name="P22"/>
      <text:p text:style-name="P23">Use<text:s/>Left mouse<text:s/>button<text:s/>/ E to interact<text:s/>with Totems.</text:p>
      <text:p text:style-name="P24"/>
      <text:p text:style-name="P25">Friends (8s)/(Lums) Script:<text:s/></text:p>
      <text:p text:style-name="P26">Thank you for rescuing me!</text:p>
      <text:p text:style-name="P27">Whoa you rescued me you’re so cool!</text:p>
      <text:p text:style-name="P28">Let me unlock the gate for you.</text:p>
      <text:p text:style-name="P29">Another Gate, I’ll get it.</text:p>
      <text:p text:style-name="Normal"><text:span text:style-name="T30">There you g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anan Mc Nulty</meta:initial-creator>
    <dc:creator>Cianan Mc Nulty</dc:creator>
    <meta:creation-date>2021-06-28T11:28:00Z</meta:creation-date>
    <dc:date>2021-06-28T12:28:00Z</dc:date>
    <meta:template xlink:href="Normal" xlink:type="simple"/>
    <meta:editing-cycles>5</meta:editing-cycles>
    <meta:editing-duration>PT3600S</meta:editing-duration>
    <meta:document-statistic meta:page-count="1" meta:paragraph-count="1" meta:word-count="149" meta:character-count="1000" meta:row-count="7" meta:non-whitespace-character-count="852"/>
  </office:meta>
</office:document-meta>
</file>